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color="#ff0000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2.357cm" svg:height="5.571cm" draw:transform="skewX (0.0191986217719376) rotate (0.210835773640915) translate (2.73250016122034cm 17.4188615151777cm)" svg:viewBox="0 0 12358 5572" svg:d="M0 5572c400-7 657-310 924-561 280-264 639-191 869-523 202-292 559-423 771-711 195-265 453-460 642-738 184-273 455-526 770-593 272-58 557-47 834 12 252 54 514 78 759 162 234 80 452 15 690 53 295 46 595-16 891-47 319-35 655-103 917-301 239-182 484-276 728-484 241-206 305-433 488-653 175-210 314-446 450-685 150-263 443-317 692-419 237-98 506-90 761-74 296 18 591 27 885 94l221 22 66 14">
          <text:p/>
        </draw:path>
        <draw:line draw:style-name="gr2" draw:text-style-name="P1" draw:layer="layout" svg:x1="5.318cm" svg:y1="23.987cm" svg:x2="5.318cm" svg:y2="16.24cm">
          <text:p/>
        </draw:line>
        <draw:line draw:style-name="gr2" draw:text-style-name="P1" draw:layer="layout" svg:x1="5.318cm" svg:y1="23.988cm" svg:x2="14.589cm" svg:y2="23.987cm">
          <text:p/>
        </draw:line>
        <draw:line draw:style-name="gr3" draw:text-style-name="P1" draw:layer="layout" svg:x1="8.747cm" svg:y1="18.907cm" svg:x2="8.747cm" svg:y2="23.987cm">
          <text:p/>
        </draw:line>
        <draw:line draw:style-name="gr3" draw:text-style-name="P1" draw:layer="layout" svg:x1="11.033cm" svg:y1="18.145cm" svg:x2="11.033cm" svg:y2="23.987cm">
          <text:p/>
        </draw:line>
        <draw:line draw:style-name="gr4" draw:text-style-name="P1" draw:layer="layout" svg:x1="10.398cm" svg:y1="18.78cm" svg:x2="10.779cm" svg:y2="19.161cm">
          <text:p/>
        </draw:line>
        <draw:line draw:style-name="gr4" draw:text-style-name="P1" draw:layer="layout" svg:x1="9.382cm" svg:y1="19.034cm" svg:x2="10.652cm" svg:y2="20.304cm">
          <text:p/>
        </draw:line>
        <draw:line draw:style-name="gr4" draw:text-style-name="P1" draw:layer="layout" svg:x1="8.239cm" svg:y1="19.034cm" svg:x2="10.779cm" svg:y2="21.574cm">
          <text:p/>
        </draw:line>
        <draw:line draw:style-name="gr4" draw:text-style-name="P1" draw:layer="layout" svg:x1="6.969cm" svg:y1="19.923cm" svg:x2="10.525cm" svg:y2="23.606cm">
          <text:p/>
        </draw:line>
        <draw:line draw:style-name="gr4" draw:text-style-name="P1" draw:layer="layout" svg:x1="8.747cm" svg:y1="23.86cm" svg:x2="8.747cm" svg:y2="24.241cm">
          <text:p/>
        </draw:line>
        <draw:line draw:style-name="gr4" draw:text-style-name="P1" draw:layer="layout" svg:x1="11.033cm" svg:y1="23.733cm" svg:x2="11.033cm" svg:y2="24.241cm">
          <text:p/>
        </draw:line>
        <draw:frame draw:style-name="gr5" draw:text-style-name="P2" draw:layer="layout" svg:width="0.572cm" svg:height="0.53cm" svg:x="8.496cm" svg:y="24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1.178cm" svg:height="0.53cm" svg:x="10.525cm" svg:y="24.3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0.666cm" svg:height="0.53cm" svg:x="9.509cm" svg:y="21.4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5.826cm" svg:y1="21.193cm" svg:x2="8.366cm" svg:y2="23.733cm">
          <text:p/>
        </draw:line>
        <draw:line draw:style-name="gr4" draw:text-style-name="P1" draw:layer="layout" svg:x1="5.445cm" svg:y1="22.082cm" svg:x2="7.223cm" svg:y2="23.86cm">
          <text:p/>
        </draw:line>
        <draw:line draw:style-name="gr4" draw:text-style-name="P1" draw:layer="layout" svg:x1="5.445cm" svg:y1="23.225cm" svg:x2="6.08cm" svg:y2="23.86cm">
          <text:p/>
        </draw:line>
        <draw:line draw:style-name="gr4" draw:text-style-name="P1" draw:layer="layout" svg:x1="7.477cm" svg:y1="19.288cm" svg:x2="9.255cm" svg:y2="21.066cm">
          <text:p/>
        </draw:line>
        <draw:line draw:style-name="gr4" draw:text-style-name="P1" draw:layer="layout" svg:x1="10.271cm" svg:y1="22.082cm" svg:x2="10.652cm" svg:y2="22.463cm">
          <text:p/>
        </draw:line>
        <draw:line draw:style-name="gr6" draw:text-style-name="P1" draw:layer="layout" svg:x1="6.207cm" svg:y1="23.733cm" svg:x2="7.604cm" svg:y2="22.209cm">
          <text:p/>
        </draw:line>
        <draw:line draw:style-name="gr6" draw:text-style-name="P1" draw:layer="layout" svg:x1="5.572cm" svg:y1="23.225cm" svg:x2="6.969cm" svg:y2="21.701cm">
          <text:p/>
        </draw:line>
        <draw:line draw:style-name="gr6" draw:text-style-name="P1" draw:layer="layout" svg:x1="7.223cm" svg:y1="23.733cm" svg:x2="8.366cm" svg:y2="22.463cm">
          <text:p/>
        </draw:line>
        <draw:line draw:style-name="gr6" draw:text-style-name="P1" draw:layer="layout" svg:x1="7.985cm" svg:y1="23.86cm" svg:x2="8.62cm" svg:y2="23.098cm">
          <text:p/>
        </draw:line>
        <draw:line draw:style-name="gr6" draw:text-style-name="P1" draw:layer="layout" svg:x1="6.715cm" svg:y1="19.923cm" svg:x2="7.35cm" svg:y2="19.161cm">
          <text:p/>
        </draw:line>
        <draw:line draw:style-name="gr6" draw:text-style-name="P1" draw:layer="layout" svg:x1="5.445cm" svg:y1="22.209cm" svg:x2="8.112cm" svg:y2="19.288cm">
          <text:p/>
        </draw:line>
        <draw:line draw:style-name="gr4" draw:text-style-name="P1" draw:layer="layout" svg:x1="7.985cm" svg:y1="22.209cm" svg:x2="9.509cm" svg:y2="23.733cm">
          <text:p/>
        </draw:line>
        <draw:line draw:style-name="gr4" draw:text-style-name="P1" draw:layer="layout" svg:x1="6.461cm" svg:y1="20.558cm" svg:x2="6.842cm" svg:y2="20.939cm">
          <text:p/>
        </draw:line>
        <draw:frame draw:style-name="gr5" draw:text-style-name="P2" draw:layer="layout" svg:width="0.666cm" svg:height="0.53cm" svg:x="7.192cm" svg:y="21.2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1" draw:layer="layout" svg:x1="7.985cm" svg:y1="21.066cm" svg:x2="8.62cm" svg:y2="20.304cm">
          <text:p/>
        </draw:line>
        <draw:frame draw:style-name="gr5" draw:text-style-name="P2" draw:layer="layout" svg:width="2.943cm" svg:height="0.719cm" svg:x="13.415cm" svg:y="18.8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2" draw:layer="layout" svg:width="3.746cm" svg:height="0.719cm" svg:x="13.319cm" svg:y="20.0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2" draw:layer="layout" svg:width="0.428cm" svg:height="0.47cm" svg:x="4.81cm" svg:y="24.3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1T14:11:03.003556957</dc:date>
    <meta:editing-duration>PT1H9M54S</meta:editing-duration>
    <meta:editing-cycles>23</meta:editing-cycles>
    <meta:generator>LibreOffice/6.4.7.2$Linux_X86_64 LibreOffice_project/4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style color="blue">
      <msub>
        <mi>x</mi>
        <mn>0</mn>
      </msub>
    </mstyle>
    <annotation encoding="StarMath 5.0">color blue { x_0}</annotation>
  </semantics>
</math>
</file>

<file path=Object 2/content.xml><?xml version="1.0" encoding="utf-8"?>
<math xmlns="http://www.w3.org/1998/Math/MathML" display="block">
  <semantics>
    <mstyle color="blue">
      <mrow>
        <msub>
          <mi>x</mi>
          <mn>0</mn>
        </msub>
        <mo stretchy="false">+</mo>
        <mi>h</mi>
      </mrow>
    </mstyle>
    <annotation encoding="StarMath 5.0">color blue { x_0 + h}</annotation>
  </semantics>
</math>
</file>

<file path=Object 3/content.xml><?xml version="1.0" encoding="utf-8"?>
<math xmlns="http://www.w3.org/1998/Math/MathML" display="block">
  <semantics>
    <mstyle color="blue">
      <msub>
        <mi>A</mi>
        <mn>2</mn>
      </msub>
    </mstyle>
    <annotation encoding="StarMath 5.0">color blue { A_2}</annotation>
  </semantics>
</math>
</file>

<file path=Object 4/content.xml><?xml version="1.0" encoding="utf-8"?>
<math xmlns="http://www.w3.org/1998/Math/MathML" display="block">
  <semantics>
    <mstyle color="red">
      <msub>
        <mi>A</mi>
        <mn>1</mn>
      </msub>
    </mstyle>
    <annotation encoding="StarMath 5.0">color red { A_1}</annotation>
  </semantics>
</math>
</file>

<file path=Object 5/content.xml><?xml version="1.0" encoding="utf-8"?>
<math xmlns="http://www.w3.org/1998/Math/MathML" display="block">
  <semantics>
    <mstyle color="red">
      <mrow>
        <mrow>
          <msub>
            <mi>A</mi>
            <mn>1</mn>
          </msub>
          <mo stretchy="false">=</mo>
          <mi>A</mi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</mstyle>
    <annotation encoding="StarMath 5.0">color red { A_1 = A( x_0 )} </annotation>
  </semantics>
</math>
</file>

<file path=Object 6/content.xml><?xml version="1.0" encoding="utf-8"?>
<math xmlns="http://www.w3.org/1998/Math/MathML" display="block">
  <semantics>
    <mstyle color="blue">
      <mrow>
        <mrow>
          <msub>
            <mi>A</mi>
            <mn>2</mn>
          </msub>
          <mo stretchy="false">=</mo>
          <mi>A</mi>
        </mrow>
        <mrow>
          <mo fence="true" stretchy="false">(</mo>
          <mrow>
            <mrow>
              <msub>
                <mi>x</mi>
                <mn>0</mn>
              </msub>
              <mo stretchy="false">+</mo>
              <mi>h</mi>
            </mrow>
          </mrow>
          <mo fence="true" stretchy="false">)</mo>
        </mrow>
      </mrow>
    </mstyle>
    <annotation encoding="StarMath 5.0">color blue { A_2= A( x_0 + h )} 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